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 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 Current release key fingerprint: <text:span text:style-name="Source_Text">83A6CF9EF57AC25B5C7F5D29285E6048A12321B2</text:span> Current email key fingerprint: <text:span text:style-name="Source_Text">B6D1757632A280F99F2DCBFDB9AB9D93AFF05B9C</text:span></text:p>
      <text:p text:style-name="Text_20_body">The email and release keys should be signed by the master key. The master key takes precedence over all other project keys. ———————————————————————————— 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8:33Z</meta:creation-date>
    <dc:date>2023-07-29T15:08:33Z</dc:date>
  </office:meta>
</office:document-meta>
</file>